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05cm" fo:min-width="0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75cm" fo:min-width="0.5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64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4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48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Mono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draw:transform="rotate (1.5707963267949) translate (4cm 4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" draw:text-style-name="P1" draw:layer="layout" svg:width="1cm" svg:height="1cm" svg:x="1cm" svg:y="3.7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3.75cm" svg:x2="2cm" svg:y2="4.75cm">
          <text:p/>
        </draw:line>
        <draw:line draw:style-name="gr3" draw:text-style-name="P2" draw:layer="layout" svg:x1="1cm" svg:y1="4.75cm" svg:x2="2cm" svg:y2="3.75cm">
          <text:p/>
        </draw:line>
        <draw:line draw:style-name="gr3" draw:text-style-name="P2" draw:layer="layout" svg:x1="4cm" svg:y1="4.25cm" svg:x2="3cm" svg:y2="4.25cm">
          <text:p/>
        </draw:line>
        <draw:line draw:style-name="gr3" draw:text-style-name="P2" draw:layer="layout" svg:x1="3cm" svg:y1="4.25cm" svg:x2="2cm" svg:y2="4.25cm">
          <text:p/>
        </draw:line>
        <draw:line draw:style-name="gr3" draw:text-style-name="P2" draw:layer="layout" svg:x1="6cm" svg:y1="4.25cm" svg:x2="5cm" svg:y2="4.25cm">
          <text:p/>
        </draw:line>
        <draw:line draw:style-name="gr3" draw:text-style-name="P2" draw:layer="layout" svg:x1="4.5cm" svg:y1="4cm" svg:x2="4.5cm" svg:y2="3.5cm">
          <text:p/>
        </draw:line>
        <draw:frame draw:style-name="gr4" draw:text-style-name="P3" draw:layer="layout" svg:width="1.264cm" svg:height="0.971cm" svg:x="3.386cm" svg:y="1.279cm">
          <draw:text-box>
            <text:p><text:span text:style-name="T1">EN</text:span></text:p>
          </draw:text-box>
        </draw:frame>
        <draw:custom-shape draw:style-name="gr5" draw:text-style-name="P4" draw:layer="layout" svg:width="1cm" svg:height="0.25cm" draw:transform="rotate (-1.5707963267949) translate (6.25cm 3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2" draw:layer="layout" svg:x1="6.5cm" svg:y1="4cm" svg:x2="6.25cm" svg:y2="4cm">
          <text:p/>
        </draw:line>
        <draw:line draw:style-name="gr3" draw:text-style-name="P2" draw:layer="layout" svg:x1="7.25cm" svg:y1="4.5cm" svg:x2="6.25cm" svg:y2="4.5cm">
          <text:p/>
        </draw:line>
        <draw:custom-shape draw:style-name="gr6" draw:text-style-name="P1" draw:layer="layout" svg:width="0.5cm" svg:height="0.5cm" svg:x="6.5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85cm" svg:height="0.165cm" draw:transform="rotate (1.5707963267949) translate (6.835cm 4.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3" draw:text-style-name="P2" draw:layer="layout" svg:x1="7.25cm" svg:y1="3.89cm" svg:x2="7cm" svg:y2="3.89cm">
          <text:p/>
        </draw:line>
        <draw:frame draw:style-name="gr8" draw:text-style-name="P3" draw:layer="layout" svg:width="1.645cm" svg:height="0.971cm" svg:x="0.705cm" svg:y="2.929cm">
          <draw:text-box>
            <text:p><text:span text:style-name="T1">PAD</text:span></text:p>
          </draw:text-box>
        </draw:frame>
        <draw:frame draw:style-name="gr4" draw:text-style-name="P3" draw:layer="layout" svg:width="1.264cm" svg:height="0.971cm" svg:x="7.5cm" svg:y="3.4cm">
          <draw:text-box>
            <text:p><text:span text:style-name="T1">IN</text:span></text:p>
          </draw:text-box>
        </draw:frame>
        <draw:line draw:style-name="gr3" draw:text-style-name="P2" draw:layer="layout" svg:x1="8.75cm" svg:y1="4.25cm" svg:x2="7.25cm" svg:y2="4.25cm">
          <text:p/>
        </draw:line>
        <draw:line draw:style-name="gr3" draw:text-style-name="P2" draw:layer="layout" svg:x1="7.25cm" svg:y1="3.89cm" svg:x2="7.25cm" svg:y2="4.5cm">
          <text:p/>
        </draw:line>
        <draw:custom-shape draw:style-name="gr9" draw:text-style-name="P4" draw:layer="layout" svg:width="1cm" svg:height="0.25cm" svg:x="4cm" svg:y="3.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2" draw:layer="layout" svg:x1="4.25cm" svg:y1="3cm" svg:x2="4.25cm" svg:y2="3.25cm">
          <text:p/>
        </draw:line>
        <draw:line draw:style-name="gr3" draw:text-style-name="P2" draw:layer="layout" svg:x1="4.75cm" svg:y1="2.25cm" svg:x2="4.75cm" svg:y2="3.25cm">
          <text:p/>
        </draw:line>
        <draw:custom-shape draw:style-name="gr6" draw:text-style-name="P1" draw:layer="layout" svg:width="0.5cm" svg:height="0.5cm" draw:transform="rotate (1.5707963267949) translate (4cm 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85cm" svg:height="0.165cm" draw:transform="rotate (-3.14159265358979) translate (4.5cm 2.66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3" draw:text-style-name="P2" draw:layer="layout" svg:x1="4.14cm" svg:y1="2.25cm" svg:x2="4.14cm" svg:y2="2.5cm">
          <text:p/>
        </draw:line>
        <draw:line draw:style-name="gr3" draw:text-style-name="P2" draw:layer="layout" svg:x1="4.14cm" svg:y1="2.25cm" svg:x2="4.75cm" svg:y2="2.25cm">
          <text:p/>
        </draw:line>
        <draw:line draw:style-name="gr3" draw:text-style-name="P2" draw:layer="layout" svg:x1="4.5cm" svg:y1="1.75cm" svg:x2="4.5cm" svg:y2="2.25cm">
          <text:p/>
        </draw:line>
        <draw:frame draw:style-name="gr10" draw:text-style-name="P5" draw:layer="layout" svg:width="6.149cm" svg:height="0.725cm" svg:x="0cm" svg:y="5.988cm">
          <draw:text-box>
            <text:p><text:span text:style-name="T2">All FFs are connected to CLK.</text:span></text:p>
          </draw:text-box>
        </draw:frame>
        <draw:frame draw:style-name="gr11" draw:text-style-name="P5" draw:layer="layout" svg:width="9.985cm" svg:height="0.725cm" svg:x="0.015cm" svg:y="6.625cm">
          <draw:text-box>
            <text:p><text:span text:style-name="T2">Muxes highlighted in grey are statically configured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02T09:08:05.901010771</dc:date>
    <meta:editing-duration>PT28M50S</meta:editing-duration>
    <meta:editing-cycles>23</meta:editing-cycles>
    <meta:generator>LibreOffice/25.2.3.2$Linux_X86_64 LibreOffice_project/520$Build-2</meta:generator>
    <meta:document-statistic meta:object-count="29"/>
  </office:meta>
</office:document-meta>
</file>